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ira Sans" svg:font-family="'Fira Sans', sans-serif"/>
    <style:font-face style:name="Lohit Devanagari1" svg:font-family="'Lohit Devanagari'"/>
    <style:font-face style:name="apple-system" svg:font-family="apple-system, BlinkMacSystemFont, Arial, sans-serif"/>
    <style:font-face style:name="open sans" svg:font-family="'open sans', arial, sans-serif"/>
    <style:font-face style:name="apple-system1" svg:font-family="apple-system, BlinkMacSystemFont, Arial, sans-serif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4908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2pt" officeooo:paragraph-rsid="00074908" style:font-size-asian="22pt" style:font-size-complex="22pt"/>
    </style:style>
    <style:style style:name="P5" style:family="paragraph" style:parent-style-name="Standard">
      <style:paragraph-properties fo:margin-top="0cm" fo:margin-bottom="0.212cm" loext:contextual-spacing="false" style:line-height-at-least="0cm" fo:text-align="justify" style:justify-single-word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.212cm" loext:contextual-spacing="false" style:line-height-at-least="0cm" fo:text-align="center" style:justify-single-word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10.502cm" fo:margin-right="0cm" fo:margin-top="0cm" fo:margin-bottom="0.212cm" loext:contextual-spacing="false" style:line-height-at-least="0cm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10.502cm" fo:margin-right="0cm" fo:margin-top="0cm" fo:margin-bottom="0.212cm" loext:contextual-spacing="false" style:line-height-at-least="0cm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officeooo:rsid="001237d9" officeooo:paragraph-rsid="001237d9" style:font-name-asian="Calibri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12a2cf"/>
    </style:style>
    <style:style style:name="P13" style:family="paragraph" style:parent-style-name="Standard">
      <style:paragraph-properties fo:margin-top="0cm" fo:margin-bottom="0.212cm" loext:contextual-spacing="false" style:line-height-at-least="0cm" fo:text-align="center" style:justify-single-word="false">
        <style:tab-stops>
          <style:tab-stop style:position="16.503cm" style:type="right" style:leader-style="solid" style:leader-text="_"/>
        </style:tab-stops>
      </style:paragraph-properties>
    </style:style>
    <style:style style:name="P14" style:family="paragraph" style:parent-style-name="Standard">
      <style:paragraph-properties fo:margin-top="0cm" fo:margin-bottom="0.212cm" loext:contextual-spacing="false" style:line-height-at-least="0cm" fo:text-align="center" style:justify-single-word="false">
        <style:tab-stops>
          <style:tab-stop style:position="16.503cm" style:type="right" style:leader-style="solid" style:leader-text="_"/>
        </style:tab-stops>
      </style:paragraph-properties>
      <style:text-properties style:font-name="apple-system1" fo:font-size="18pt" fo:font-weight="bold" officeooo:rsid="0012a2cf" officeooo:paragraph-rsid="0012a2cf" style:font-size-asian="15.75pt" style:font-weight-asian="bold" style:font-size-complex="18pt" style:font-weight-complex="bold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center" style:justify-single-word="false" fo:orphans="2" fo:widows="2" fo:text-indent="0cm" style:auto-text-indent="false" fo:background-color="transparent" style:writing-mode="lr-tb">
        <style:tab-stops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8pt" fo:letter-spacing="normal" fo:font-style="normal" fo:font-weight="bold" officeooo:rsid="00146bed" officeooo:paragraph-rsid="00146bed" style:font-size-asian="15.75pt" style:font-weight-asian="bold" style:font-size-complex="18pt" style:font-weight-complex="bold"/>
    </style:style>
    <style:style style:name="P16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8pt" fo:letter-spacing="normal" fo:font-style="normal" fo:font-weight="normal" officeooo:rsid="0016fef4" officeooo:paragraph-rsid="0016fef4" style:font-size-asian="15.75pt" style:font-weight-asian="normal" style:font-size-complex="18pt" style:font-weight-complex="normal"/>
    </style:style>
    <style:style style:name="P17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2pt" fo:letter-spacing="normal" fo:font-style="normal" fo:font-weight="normal" officeooo:rsid="0016fef4" officeooo:paragraph-rsid="0016fef4" style:font-size-asian="12pt" style:font-weight-asian="normal" style:font-size-complex="12pt" style:font-weight-complex="normal"/>
    </style:style>
    <style:style style:name="P18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8pt" fo:letter-spacing="normal" fo:font-style="normal" fo:font-weight="bold" officeooo:rsid="00156aad" officeooo:paragraph-rsid="00156aad" style:font-size-asian="15.75pt" style:font-weight-asian="bold" style:font-size-complex="18pt" style:font-weight-complex="bold"/>
    </style:style>
    <style:style style:name="P19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8pt" fo:letter-spacing="normal" fo:font-style="normal" fo:font-weight="bold" officeooo:rsid="0016fef4" officeooo:paragraph-rsid="0016fef4" style:font-size-asian="15.75pt" style:font-weight-asian="bold" style:font-size-complex="18pt" style:font-weight-complex="bold"/>
    </style:style>
    <style:style style:name="P20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99cm" style:auto-text-indent="false" fo:background-color="transparent" style:writing-mode="lr-tb">
        <style:tab-stops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46bed" officeooo:paragraph-rsid="00146bed" style:font-size-asian="14pt" style:font-weight-asian="normal" style:font-size-complex="14pt" style:font-weight-complex="normal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99cm" style:auto-text-indent="false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56aad" officeooo:paragraph-rsid="00156aad" style:font-size-asian="12.25pt" style:font-weight-asian="normal" style:font-size-complex="14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center" style:justify-single-word="false" fo:orphans="2" fo:widows="2" fo:text-indent="1.499cm" style:auto-text-indent="false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56aad" officeooo:paragraph-rsid="00156aad" style:font-size-asian="12.25pt" style:font-weight-asian="normal" style:font-size-complex="14pt" style:font-weight-complex="normal"/>
    </style:style>
    <style:style style:name="P23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99cm" style:auto-text-indent="false" style:page-number="auto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46bed" officeooo:paragraph-rsid="00146bed" style:font-size-asian="12.25pt" style:font-weight-asian="normal" style:font-size-complex="14pt" style:font-weight-complex="normal"/>
    </style:style>
    <style:style style:name="P24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99cm" style:auto-text-indent="false" style:page-number="auto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6dfbf" officeooo:paragraph-rsid="0016dfbf" style:font-size-asian="12.25pt" style:font-weight-asian="normal" style:font-size-complex="14pt" style:font-weight-complex="normal"/>
    </style:style>
    <style:style style:name="P25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01cm" style:auto-text-indent="false" style:page-number="auto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officeooo:paragraph-rsid="0018f5a4"/>
    </style:style>
    <style:style style:name="P26" style:family="paragraph" style:parent-style-name="Heading_20_2" style:list-style-name="" style:master-pag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1.499cm" style:auto-text-indent="false" style:page-number="auto" fo:background-color="transparent" fo:keep-with-next="always" style:writing-mode="lr-tb">
        <style:tab-stops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4pt" fo:letter-spacing="normal" fo:font-style="normal" fo:font-weight="normal" officeooo:rsid="00146bed" officeooo:paragraph-rsid="00146bed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2pt" style:font-size-asian="12pt" style:font-size-complex="12pt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8pt" officeooo:paragraph-rsid="0016fef4" style:font-size-asian="15.75pt" style:font-size-complex="18pt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apple-system1" fo:font-size="18pt" officeooo:rsid="0016fef4" officeooo:paragraph-rsid="0016fef4" style:font-size-asian="15.75pt" style:font-size-complex="18pt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apple-system1" fo:font-size="12pt" officeooo:rsid="0016fef4" officeooo:paragraph-rsid="0016fef4" style:font-size-asian="12pt" style:font-size-complex="12pt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32" style:family="paragraph" style:parent-style-name="Preformatted_20_Text" style:list-style-name="">
      <loext:graphic-properties draw:fill="none"/>
      <style:paragraph-properties fo:margin-left="0cm" fo:margin-right="0cm" fo:margin-top="0cm" fo:margin-bottom="0.212cm" loext:contextual-spacing="false" style:line-height-at-least="0cm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  <style:tab-stop style:position="16.503cm" style:type="right" style:leader-style="solid" style:leader-text="_"/>
        </style:tab-stops>
      </style:paragraph-properties>
      <style:text-properties fo:font-variant="normal" fo:text-transform="none" fo:color="#111111" style:font-name="apple-system" fo:font-size="12pt" fo:letter-spacing="normal" fo:font-style="normal" fo:font-weight="normal" officeooo:rsid="0016fef4" officeooo:paragraph-rsid="0016fef4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2a2cf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ize="20pt" fo:font-weight="bold" officeooo:rsid="00074908" style:font-size-asian="20pt" style:font-weight-asian="bold" style:font-name-complex="Times New Roman1" style:font-size-complex="20pt"/>
    </style:style>
    <style:style style:name="T5" style:family="text">
      <style:text-properties fo:font-variant="normal" fo:text-transform="none" fo:color="#111111" style:font-name="apple-system" fo:font-size="14pt" fo:letter-spacing="normal" fo:font-style="normal" fo:font-weight="normal" officeooo:rsid="0018f5a4" style:font-size-asian="12.25pt" style:font-weight-asian="normal" style:font-size-complex="14pt" style:font-weight-complex="normal"/>
    </style:style>
    <style:style style:name="T6" style:family="text">
      <style:text-properties fo:font-weight="bold"/>
    </style:style>
    <style:style style:name="T7" style:family="text">
      <style:text-properties fo:color="#ff8080"/>
    </style:style>
    <style:style style:name="T8" style:family="text">
      <style:text-properties fo:color="#ff8080" fo:font-weight="bold"/>
    </style:style>
    <style:style style:name="T9" style:family="text">
      <style:text-properties fo:color="#bec0c2"/>
    </style:style>
    <style:style style:name="T10" style:family="text">
      <style:text-properties fo:color="#45c6d6" fo:font-style="italic"/>
    </style:style>
    <style:style style:name="T11" style:family="text">
      <style:text-properties fo:font-style="italic" fo:font-weight="bold"/>
    </style:style>
    <style:style style:name="T12" style:family="text">
      <style:text-properties fo:color="#a8abb0" fo:font-style="italic"/>
    </style:style>
    <style:style style:name="T13" style:family="text">
      <style:text-properties style:font-name="apple-system1" officeooo:rsid="0016fef4"/>
    </style:style>
    <style:style style:name="T14" style:family="text">
      <style:text-properties style:font-name="apple-system1" fo:font-size="12pt" style:font-size-asian="12pt" style:font-size-complex="12pt"/>
    </style:style>
    <style:style style:name="T15" style:family="text">
      <style:text-properties fo:color="#ff6aad"/>
    </style:style>
    <style:style style:name="T16" style:family="text">
      <style:text-properties fo:color="#d69545"/>
    </style:style>
    <style:style style:name="T17" style:family="text">
      <style:text-properties fo:color="#d69aa7"/>
    </style:style>
    <style:style style:name="T18" style:family="text">
      <style:text-properties fo:color="#d6bb9a"/>
    </style:style>
    <style:style style:name="T19" style:family="text">
      <style:text-properties fo:color="#8a602c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8">«КУБАНСКИЙ ГОСУДАРСТВЕННЫЙ УНИВЕРСИТЕТ»</text:p>
      <text:p text:style-name="P8">(ФГБОУ ВО «КубГУ»)</text:p>
      <text:p text:style-name="P1"/>
      <text:p text:style-name="P3">Факультет математики и компьютерных наук</text:p>
      <text:p text:style-name="P3">Кафедра математических и компьютерных методов</text:p>
      <text:p text:style-name="P1"/>
      <text:p text:style-name="P1"/>
      <text:p text:style-name="P1"/>
      <text:p text:style-name="P4"><text:span text:style-name="T3"><text:s/></text:span><text:span text:style-name="T4">Доклад</text:span></text:p>
      <text:p text:style-name="P2">по дисциплине </text:p>
      <text:p text:style-name="P1">ОСНОВЫ КОМПЬЮТЕРНЫХ НАУК</text:p>
      <text:p text:style-name="P12"><text:span text:style-name="T1">Тема: «</text:span><text:span text:style-name="T2">Реализация программного обеспечения </text:span></text:p>
      <text:p text:style-name="P12"><text:span text:style-name="T2">для графической визуализации простейших графиков</text:span><text:span text:style-name="T1">»</text:span></text:p>
      <text:p text:style-name="P1"/>
      <text:p text:style-name="P1"/>
      <text:p text:style-name="P1"/>
      <text:p text:style-name="P9">Работу выполнил <text:s/></text:p>
      <text:p text:style-name="P9">студент 1 курса</text:p>
      <text:p text:style-name="P9">группы 13A</text:p>
      <text:p text:style-name="P11">Акимов Вадим</text:p>
      <text:p text:style-name="P5"/>
      <text:p text:style-name="P5"/>
      <text:p text:style-name="P5"/>
      <text:p text:style-name="P5"/>
      <text:p text:style-name="P5"/>
      <text:p text:style-name="P5"/>
      <text:p text:style-name="P6">Краснодар 2019</text:p>
      <text:p text:style-name="P13"/>
      <text:p text:style-name="P14"><text:soft-page-break/>Введение</text:p>
      <text:h text:style-name="P26" text:outline-level="2">Графическая визуализация графиков, математических и физических процессов является интересной и быстро развивающееся отраслью не только моделирования, но и программирования. Одним из таких ответвлений является построение графиков. Для решения многих теоретических и прикладных задач очень полезно иметь наглядное представление о том, как ведет себя та или иная функция. Эта информация поможет сберечь не только много сил и нервов, но и возможно укажет на ваши ошибки. </text:h>
      <text:h text:style-name="P20" text:outline-level="2"/>
      <text:h text:style-name="P20" text:outline-level="2"/>
      <text:h text:style-name="P15" text:outline-level="2">Программное обеспечение „GraphViewer“</text:h>
      <text:h text:style-name="P23" text:outline-level="2">При реализации своего ПО я использовал графическую библиотеку OpenGL. Данная библиотека обладает огромным спектром возможностей, в том числе удобной отрисовки 2D и 3D объектов. </text:h>
      <text:h text:style-name="P21" text:outline-level="2">Архитектура программы основана на ООП, и включает в себя все 4 столпа ООП: наследование, полиморфизм, инкапсуляция и абстракция. Программный код реализовывался на языке программирования С++11. Выбор среды разработки пал на Qt Creator, потому что она (среда разработки) позволяет писать кроссплатформенные приложения под Unix подобные системы и Windows. Так же она позволяет легко разработать GUI (Graphic User Interface) с последующим внедрением в код. </text:h>
      <text:h text:style-name="P21" text:outline-level="2"/>
      <text:h text:style-name="P22" text:outline-level="2"/>
      <text:h text:style-name="P18" text:outline-level="2">Описание проекта</text:h>
      <text:h text:style-name="P24" text:outline-level="2">Реализована отрисовка следующих функций: sin(x), cos(x), tan(x), ln(x), 1/x. Так же мы можем самостоятельно с помощью GUI выбирать шаг отрисовки и отрезки, на которых график будет строиться. Для показа/обновления графика необходимо нажать на кнопку Draw. После этого данные из формы занесутся в переменные класса MainWindow, которые в свою очередь с помощью встроенного функционала Qt Creator signal/slot (альтернатива CallBack функций с MVS, только более безопасно) изменяет поля класса OpenglWidget, который в свою очередь наследуется от QOpenglWidget, и выводит график на экран. </text:h>
      <text:h text:style-name="P19" text:outline-level="2"><text:soft-page-break/>Листинг программы</text:h>
      <text:h text:style-name="P16" text:outline-level="2">1. Project.pro</text:h>
      <text:h text:style-name="P32" text:outline-level="2"><text:span text:style-name="T7">QT</text:span><text:span text:style-name="T9"> <text:s text:c="6"/></text:span>+=<text:span text:style-name="T9"> </text:span>core<text:span text:style-name="T9"> </text:span>gui<text:span text:style-name="T9"> </text:span>opengl</text:h>
      <text:p text:style-name="P27"><text:span text:style-name="T10">greaterThan</text:span>(<text:span text:style-name="T7">QT_MAJOR_VERSION</text:span>,<text:span text:style-name="T9"> </text:span>4):<text:span text:style-name="T9"> </text:span><text:span text:style-name="T7">QT</text:span><text:span text:style-name="T9"> </text:span>+=<text:span text:style-name="T9"> </text:span>widgets</text:p>
      <text:p text:style-name="P31"><text:span text:style-name="T7">LIBS</text:span><text:span text:style-name="T9"> </text:span>+=<text:span text:style-name="T9"> </text:span>-lGLU</text:p>
      <text:p text:style-name="P31"><text:span text:style-name="T7">TARGET</text:span><text:span text:style-name="T9"> </text:span>=<text:span text:style-name="T9"> </text:span>Project</text:p>
      <text:p text:style-name="P27"><text:span text:style-name="T7">TEMPLATE</text:span><text:span text:style-name="T9"> </text:span>=<text:span text:style-name="T9"> </text:span>app</text:p>
      <text:p text:style-name="P27"><text:span text:style-name="T7">DEFINES</text:span><text:span text:style-name="T9"> </text:span>+=<text:span text:style-name="T9"> </text:span>QT_DEPRECATED_WARNINGS</text:p>
      <text:p text:style-name="P27"><text:span text:style-name="T7">CONFIG</text:span><text:span text:style-name="T9"> </text:span>+=<text:span text:style-name="T9"> </text:span>c++11</text:p>
      <text:p text:style-name="P31"><text:span text:style-name="T7">SOURCES</text:span><text:span text:style-name="T9"> </text:span>+=<text:span text:style-name="T9"> </text:span>\</text:p>
      <text:p text:style-name="P31"><text:span text:style-name="T9"><text:s text:c="8"/></text:span>main.cpp<text:span text:style-name="T9"> </text:span>\</text:p>
      <text:p text:style-name="P31"><text:span text:style-name="T9"><text:s text:c="8"/></text:span>mainwindow.cpp<text:span text:style-name="T9"> </text:span>\</text:p>
      <text:p text:style-name="P27"><text:span text:style-name="T9"><text:s text:c="4"/></text:span>openglwidget.cpp</text:p>
      <text:p text:style-name="P31"><text:span text:style-name="T7">HEADERS</text:span><text:span text:style-name="T9"> </text:span>+=<text:span text:style-name="T9"> </text:span>\</text:p>
      <text:p text:style-name="P31"><text:span text:style-name="T9"><text:s text:c="8"/></text:span>mainwindow.h<text:span text:style-name="T9"> </text:span>\</text:p>
      <text:p text:style-name="P27"><text:span text:style-name="T9"><text:s text:c="4"/></text:span>openglwidget.h</text:p>
      <text:p text:style-name="P31"><text:span text:style-name="T7">FORMS</text:span><text:span text:style-name="T9"> </text:span>+=<text:span text:style-name="T9"> </text:span>\</text:p>
      <text:p text:style-name="P27"><text:span text:style-name="T9"><text:s text:c="8"/></text:span>mainwindow.ui</text:p>
      <text:p text:style-name="P31">qnx:<text:span text:style-name="T9"> </text:span>target.path<text:span text:style-name="T9"> </text:span>=<text:span text:style-name="T9"> </text:span>/tmp/$${<text:span text:style-name="T7">TARGET</text:span>}/bin</text:p>
      <text:p text:style-name="P31">else:<text:span text:style-name="T9"> </text:span>unix:!android:<text:span text:style-name="T9"> </text:span>target.path<text:span text:style-name="T9"> </text:span>=<text:span text:style-name="T9"> </text:span>/opt/$${<text:span text:style-name="T7">TARGET</text:span>}/bin</text:p>
      <text:p text:style-name="P27">!<text:span text:style-name="T10">isEmpty</text:span>(target.path):<text:span text:style-name="T9"> </text:span><text:span text:style-name="T7">INSTALLS</text:span><text:span text:style-name="T9"> </text:span>+=<text:span text:style-name="T9"> </text:span>target</text:p>
      <text:p text:style-name="P27"/>
      <text:p text:style-name="P28"><text:span text:style-name="T13">2. main.cpp</text:span></text:p>
      <text:p text:style-name="P30"><text:span text:style-name="T15">#include</text:span><text:span text:style-name="T9"> </text:span><text:span text:style-name="T16">"mainwindow.h"</text:span></text:p>
      <text:p text:style-name="P27"><text:span text:style-name="T15">#include</text:span><text:span text:style-name="T9"> </text:span><text:span text:style-name="T16">&lt;QApplication&gt;</text:span></text:p>
      <text:p text:style-name="P31"><text:span text:style-name="T17">int</text:span><text:span text:style-name="T9"> </text:span>main(<text:span text:style-name="T17">int</text:span><text:span text:style-name="T9"> </text:span>argc,<text:span text:style-name="T9"> </text:span><text:span text:style-name="T17">char</text:span><text:span text:style-name="T9"> </text:span><text:span text:style-name="T18">*</text:span>argv[])</text:p>
      <text:p text:style-name="P31">{</text:p>
      <text:p text:style-name="P31"><text:span text:style-name="T9"><text:s text:c="4"/></text:span>QApplication<text:span text:style-name="T9"> </text:span>a(argc,<text:span text:style-name="T9"> </text:span>argv);</text:p>
      <text:p text:style-name="P31"><text:span text:style-name="T9"><text:s text:c="4"/></text:span>MainWindow<text:span text:style-name="T9"> </text:span>w;</text:p>
      <text:p text:style-name="P27"><text:span text:style-name="T9"><text:s text:c="4"/></text:span>w<text:span text:style-name="T18">.</text:span>show();</text:p>
      <text:p text:style-name="P31"><text:span text:style-name="T9"><text:s text:c="4"/></text:span><text:span text:style-name="T10">return</text:span><text:span text:style-name="T9"> </text:span>a<text:span text:style-name="T18">.</text:span>exec();</text:p>
      <text:p text:style-name="P27">}</text:p>
      <text:p text:style-name="P30"/>
      <text:p text:style-name="P29"><text:soft-page-break/>3. mainwindow.h</text:p>
      <text:p text:style-name="P30">#<text:span text:style-name="T15">ifndef</text:span><text:span text:style-name="T9"> </text:span><text:span text:style-name="T15">MAINWINDOW_H</text:span></text:p>
      <text:p text:style-name="P27">#<text:span text:style-name="T15">define</text:span><text:span text:style-name="T9"> </text:span><text:span text:style-name="T15">MAINWINDOW_H</text:span></text:p>
      <text:p text:style-name="P27">#<text:span text:style-name="T15">include</text:span><text:span text:style-name="T9"> </text:span><text:span text:style-name="T16">"openglwidget.h"</text:span></text:p>
      <text:p text:style-name="P27">#<text:span text:style-name="T15">include</text:span><text:span text:style-name="T9"> </text:span>&lt;<text:span text:style-name="T16">QMainWindow</text:span>&gt;</text:p>
      <text:p text:style-name="P31"><text:span text:style-name="T10">namespace</text:span><text:span text:style-name="T9"> </text:span><text:span text:style-name="T8">Ui</text:span><text:span text:style-name="T9"> </text:span>{</text:p>
      <text:p text:style-name="P31"><text:span text:style-name="T10">class</text:span><text:span text:style-name="T9"> </text:span><text:span text:style-name="T8">MainWindow</text:span>;</text:p>
      <text:p text:style-name="P27">}</text:p>
      <text:p text:style-name="P31"><text:span text:style-name="T10">class</text:span><text:span text:style-name="T9"> </text:span><text:span text:style-name="T8">MainWindow</text:span><text:span text:style-name="T9"> </text:span>:<text:span text:style-name="T9"> </text:span><text:span text:style-name="T10">public</text:span><text:span text:style-name="T9"> </text:span><text:span text:style-name="T7">QMainWindow</text:span></text:p>
      <text:p text:style-name="P31">{</text:p>
      <text:p text:style-name="P27"><text:span text:style-name="T9"><text:s text:c="4"/></text:span><text:span text:style-name="T15">Q_OBJECT</text:span></text:p>
      <text:p text:style-name="P31"><text:span text:style-name="T10">public</text:span>:</text:p>
      <text:p text:style-name="P31"><text:span text:style-name="T9"><text:s text:c="4"/></text:span><text:span text:style-name="T10">explicit</text:span><text:span text:style-name="T9"> </text:span><text:span text:style-name="T6">MainWindow</text:span>(<text:span text:style-name="T7">QWidget</text:span><text:span text:style-name="T9"> </text:span>*<text:span text:style-name="T18">parent</text:span><text:span text:style-name="T9"> </text:span>=<text:span text:style-name="T9"> </text:span><text:span text:style-name="T10">nullptr</text:span>);</text:p>
      <text:p text:style-name="P27"><text:span text:style-name="T9"><text:s text:c="4"/></text:span>~<text:span text:style-name="T11">MainWindow</text:span>();</text:p>
      <text:p text:style-name="P31"><text:span text:style-name="T10">private</text:span><text:span text:style-name="T9"> </text:span><text:span text:style-name="T15">slots</text:span>:</text:p>
      <text:p text:style-name="P27"><text:span text:style-name="T9"><text:s text:c="4"/></text:span><text:span text:style-name="T17">void</text:span><text:span text:style-name="T9"> </text:span><text:span text:style-name="T6">on_button_clicked</text:span>();</text:p>
      <text:p text:style-name="P31"><text:span text:style-name="T15">signals</text:span>:</text:p>
      <text:p text:style-name="P31"><text:span text:style-name="T9"><text:s text:c="4"/></text:span><text:span text:style-name="T17">void</text:span><text:span text:style-name="T9"> </text:span><text:span text:style-name="T6">signal_set_params_openglwidget</text:span>(<text:span text:style-name="T17">int</text:span><text:span text:style-name="T9"> </text:span><text:span text:style-name="T18">func</text:span>,</text:p>
      <text:p text:style-name="P31"><text:span text:style-name="T9"><text:s text:c="40"/></text:span><text:span text:style-name="T17">double</text:span><text:span text:style-name="T9"> </text:span><text:span text:style-name="T18">step</text:span>,</text:p>
      <text:p text:style-name="P31"><text:span text:style-name="T9"><text:s text:c="40"/></text:span><text:span text:style-name="T17">int</text:span><text:span text:style-name="T9"> </text:span><text:span text:style-name="T18">interval_left_x</text:span>,</text:p>
      <text:p text:style-name="P31"><text:span text:style-name="T9"><text:s text:c="40"/></text:span><text:span text:style-name="T17">int</text:span><text:span text:style-name="T9"> </text:span><text:span text:style-name="T18">interval_right_x</text:span>,</text:p>
      <text:p text:style-name="P31"><text:span text:style-name="T9"><text:s text:c="40"/></text:span><text:span text:style-name="T17">int</text:span><text:span text:style-name="T9"> </text:span><text:span text:style-name="T18">interval_up_y</text:span>,</text:p>
      <text:p text:style-name="P27"><text:span text:style-name="T9"><text:s text:c="40"/></text:span><text:span text:style-name="T17">int</text:span><text:span text:style-name="T9"> </text:span><text:span text:style-name="T18">interval_down_y</text:span>);</text:p>
      <text:p text:style-name="P31"><text:span text:style-name="T10">private</text:span>:</text:p>
      <text:p text:style-name="P31"><text:span text:style-name="T9"><text:s text:c="4"/></text:span><text:span text:style-name="T7">Ui</text:span>::<text:span text:style-name="T7">MainWindow</text:span><text:span text:style-name="T9"> </text:span>*ui;</text:p>
      <text:p text:style-name="P31"><text:span text:style-name="T9"><text:s text:c="4"/></text:span><text:span text:style-name="T7">OpenglWidget</text:span><text:span text:style-name="T9"> </text:span>*simulation;</text:p>
      <text:p text:style-name="P27">};</text:p>
      <text:p text:style-name="P27">#<text:span text:style-name="T15">endif</text:span><text:span text:style-name="T9"> </text:span><text:span text:style-name="T12">//</text:span><text:span text:style-name="T9"> </text:span><text:span text:style-name="T12">MAINWINDOW_H</text:span></text:p>
      <text:p text:style-name="P30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><text:soft-page-break/>4. mainwindow.cpp</text:h>
      <text:h text:style-name="P32" text:outline-level="2">#<text:span text:style-name="T15">include</text:span><text:span text:style-name="T9"> </text:span><text:span text:style-name="T16">"mainwindow.h"</text:span></text:h>
      <text:p text:style-name="P27">#<text:span text:style-name="T15">include</text:span><text:span text:style-name="T9"> </text:span><text:span text:style-name="T16">"ui_mainwindow.h"</text:span></text:p>
      <text:p text:style-name="P31"><text:span text:style-name="T7">MainWindow</text:span>::<text:span text:style-name="T6">MainWindow</text:span>(<text:span text:style-name="T7">QWidget</text:span><text:span text:style-name="T9"> </text:span>*<text:span text:style-name="T18">parent</text:span>)<text:span text:style-name="T9"> </text:span>:</text:p>
      <text:p text:style-name="P31"><text:span text:style-name="T9"><text:s text:c="4"/></text:span><text:span text:style-name="T7">QMainWindow</text:span>(<text:span text:style-name="T18">parent</text:span>),</text:p>
      <text:p text:style-name="P31"><text:span text:style-name="T9"><text:s text:c="4"/></text:span>ui(<text:span text:style-name="T10">new</text:span><text:span text:style-name="T9"> </text:span><text:span text:style-name="T7">Ui</text:span>::<text:span text:style-name="T7">MainWindow</text:span>)</text:p>
      <text:p text:style-name="P31">{</text:p>
      <text:p text:style-name="P31"><text:span text:style-name="T9"><text:s text:c="4"/></text:span>ui-&gt;setupUi(<text:span text:style-name="T10">this</text:span>);</text:p>
      <text:p text:style-name="P31"><text:span text:style-name="T9"><text:s text:c="4"/></text:span><text:span text:style-name="T10">this</text:span>-&gt;setWindowTitle(<text:span text:style-name="T16">"GraphViewer"</text:span>);</text:p>
      <text:p text:style-name="P31"><text:span text:style-name="T9"><text:s text:c="4"/></text:span>simulation<text:span text:style-name="T9"> </text:span><text:span text:style-name="T18">=</text:span><text:span text:style-name="T9"> </text:span><text:span text:style-name="T10">new</text:span><text:span text:style-name="T9"> </text:span><text:span text:style-name="T7">OpenglWidget</text:span>;</text:p>
      <text:p text:style-name="P31"><text:span text:style-name="T9"><text:s text:c="4"/></text:span>ui-&gt;layout-&gt;addWidget(simulation);</text:p>
      <text:p text:style-name="P31"><text:span text:style-name="T9"><text:s text:c="4"/></text:span>ui-&gt;comboBox-&gt;addItem(<text:span text:style-name="T16">"sin</text:span><text:span text:style-name="T9"> </text:span><text:span text:style-name="T16">x"</text:span>);</text:p>
      <text:p text:style-name="P31"><text:span text:style-name="T9"><text:s text:c="4"/></text:span>ui-&gt;comboBox-&gt;addItem(<text:span text:style-name="T16">"cos</text:span><text:span text:style-name="T9"> </text:span><text:span text:style-name="T16">x"</text:span>);</text:p>
      <text:p text:style-name="P31"><text:span text:style-name="T9"><text:s text:c="4"/></text:span>ui-&gt;comboBox-&gt;addItem(<text:span text:style-name="T16">"tan</text:span><text:span text:style-name="T9"> </text:span><text:span text:style-name="T16">x"</text:span>);</text:p>
      <text:p text:style-name="P31"><text:span text:style-name="T9"><text:s text:c="4"/></text:span>ui-&gt;comboBox-&gt;addItem(<text:span text:style-name="T16">"ln</text:span><text:span text:style-name="T9"> </text:span><text:span text:style-name="T16">x"</text:span>);</text:p>
      <text:p text:style-name="P31"><text:span text:style-name="T9"><text:s text:c="4"/></text:span>ui-&gt;comboBox-&gt;addItem(<text:span text:style-name="T16">"1</text:span><text:span text:style-name="T9"> </text:span><text:span text:style-name="T16">/</text:span><text:span text:style-name="T9"> </text:span><text:span text:style-name="T16">x"</text:span>);</text:p>
      <text:p text:style-name="P27"><text:span text:style-name="T9"><text:s text:c="4"/></text:span>ui-&gt;comboBox-&gt;currentIndex();</text:p>
      <text:p text:style-name="P31"><text:span text:style-name="T9"><text:s text:c="4"/></text:span>connect(<text:span text:style-name="T10">this</text:span>,<text:span text:style-name="T9"> </text:span><text:span text:style-name="T18">&amp;</text:span><text:span text:style-name="T7">MainWindow</text:span>::signal_set_params_openglwidget,</text:p>
      <text:p text:style-name="P31"><text:span text:style-name="T9"><text:s text:c="12"/></text:span>simulation,<text:span text:style-name="T9"> </text:span><text:span text:style-name="T18">&amp;</text:span><text:span text:style-name="T7">OpenglWidget</text:span>::set_painter);</text:p>
      <text:p text:style-name="P27">}</text:p>
      <text:p text:style-name="P31"><text:span text:style-name="T7">MainWindow</text:span>::~<text:span text:style-name="T11">MainWindow</text:span>()<text:span text:style-name="T9"> </text:span>{</text:p>
      <text:p text:style-name="P31"><text:span text:style-name="T9"><text:s text:c="4"/></text:span><text:span text:style-name="T10">delete</text:span><text:span text:style-name="T9"> </text:span>ui;</text:p>
      <text:p text:style-name="P27">}</text:p>
      <text:p text:style-name="P31"><text:span text:style-name="T17">void</text:span><text:span text:style-name="T9"> </text:span><text:span text:style-name="T7">MainWindow</text:span>::<text:span text:style-name="T6">on_button_clicked</text:span>()<text:span text:style-name="T9"> </text:span>{</text:p>
      <text:p text:style-name="P31"><text:span text:style-name="T9"><text:s text:c="4"/></text:span><text:span text:style-name="T17">int</text:span><text:span text:style-name="T9"> </text:span><text:span text:style-name="T18">func</text:span><text:span text:style-name="T9"> <text:s text:c="12"/></text:span>=<text:span text:style-name="T9"> </text:span>ui-&gt;comboBox-&gt;currentIndex();</text:p>
      <text:p text:style-name="P31"><text:span text:style-name="T9"><text:s text:c="4"/></text:span><text:span text:style-name="T17">double</text:span><text:span text:style-name="T9"> </text:span><text:span text:style-name="T18">step</text:span><text:span text:style-name="T9"> <text:s text:c="9"/></text:span>=<text:span text:style-name="T9"> </text:span>ui-&gt;line_step-&gt;text().toDouble();</text:p>
      <text:p text:style-name="P31"><text:span text:style-name="T9"><text:s text:c="4"/></text:span><text:span text:style-name="T17">int</text:span><text:span text:style-name="T9"> </text:span><text:span text:style-name="T18">interval_left_x</text:span><text:span text:style-name="T9"> <text:s/></text:span>=<text:span text:style-name="T9"> </text:span>ui-&gt;line_interval_left_x-&gt;text().toInt();</text:p>
      <text:p text:style-name="P31"><text:span text:style-name="T9"><text:s text:c="4"/></text:span><text:span text:style-name="T17">int</text:span><text:span text:style-name="T9"> </text:span><text:span text:style-name="T18">interval_right_x</text:span><text:span text:style-name="T9"> </text:span>=<text:span text:style-name="T9"> </text:span>ui-&gt;line_interval_right_x-&gt;text().toInt();</text:p>
      <text:p text:style-name="P31"><text:span text:style-name="T9"><text:s text:c="4"/></text:span><text:span text:style-name="T17">int</text:span><text:span text:style-name="T9"> </text:span><text:span text:style-name="T18">interval_up_y</text:span><text:span text:style-name="T9"> <text:s text:c="3"/></text:span>=<text:span text:style-name="T9"> </text:span>ui-&gt;line_interval_up_y-&gt;text().toInt();</text:p>
      <text:p text:style-name="P31"><text:span text:style-name="T9"><text:s text:c="4"/></text:span><text:span text:style-name="T17">int</text:span><text:span text:style-name="T9"> </text:span><text:span text:style-name="T18">interval_down_y</text:span><text:span text:style-name="T9"> <text:s/></text:span>=<text:span text:style-name="T9"> </text:span>ui-&gt;line_interval_down_y-&gt;text().toInt();</text:p>
      <text:p text:style-name="P31"><text:span text:style-name="T9"><text:s text:c="4"/></text:span><text:span text:style-name="T15">emit</text:span><text:span text:style-name="T9"> </text:span>signal_set_params_openglwidget(<text:span text:style-name="T18">func</text:span><text:span text:style-name="T9"> </text:span><text:span text:style-name="T18">+</text:span><text:span text:style-name="T9"> </text:span><text:span text:style-name="T19">1</text:span>,</text:p>
      <text:p text:style-name="P31"><text:span text:style-name="T9"><text:s text:c="40"/></text:span><text:span text:style-name="T18">step</text:span>,</text:p>
      <text:p text:style-name="P31"><text:span text:style-name="T9"><text:s text:c="40"/></text:span><text:span text:style-name="T18">interval_left_x</text:span>,</text:p>
      <text:p text:style-name="P31"><text:span text:style-name="T9"><text:s text:c="40"/></text:span><text:span text:style-name="T18">interval_right_x</text:span>,</text:p>
      <text:p text:style-name="P31"><text:span text:style-name="T9"><text:s text:c="40"/></text:span><text:span text:style-name="T18">interval_up_y</text:span>,</text:p>
      <text:p text:style-name="P31"><text:span text:style-name="T9"><text:s text:c="40"/></text:span><text:span text:style-name="T18">interval_down_y</text:span>);</text:p>
      <text:p text:style-name="P27">}</text:p>
      <text:h text:style-name="P17" text:outline-level="2"/>
      <text:h text:style-name="P17" text:outline-level="2"/>
      <text:h text:style-name="P16" text:outline-level="2"><text:soft-page-break/>5. openglwindget.h</text:h>
      <text:h text:style-name="P32" text:outline-level="2">#<text:span text:style-name="T15">ifndef</text:span><text:span text:style-name="T9"> </text:span><text:span text:style-name="T15">OPENGLWIDGET_H</text:span></text:h>
      <text:p text:style-name="P27">#<text:span text:style-name="T15">define</text:span><text:span text:style-name="T9"> </text:span><text:span text:style-name="T15">OPENGLWIDGET_H</text:span></text:p>
      <text:p text:style-name="P31">#<text:span text:style-name="T15">include</text:span><text:span text:style-name="T9"> </text:span>&lt;<text:span text:style-name="T16">QOpenGLWidget</text:span>&gt;</text:p>
      <text:p text:style-name="P31">#<text:span text:style-name="T15">include</text:span><text:span text:style-name="T9"> </text:span>&lt;<text:span text:style-name="T16">GL</text:span>/<text:span text:style-name="T16">glu</text:span>.<text:span text:style-name="T16">h</text:span>&gt;</text:p>
      <text:p text:style-name="P31">#<text:span text:style-name="T15">include</text:span><text:span text:style-name="T9"> </text:span>&lt;<text:span text:style-name="T16">QtMath</text:span>&gt;</text:p>
      <text:p text:style-name="P27">#<text:span text:style-name="T15">include</text:span><text:span text:style-name="T9"> </text:span>&lt;<text:span text:style-name="T16">QDebug</text:span>&gt;</text:p>
      <text:p text:style-name="P31"><text:span text:style-name="T10">class</text:span><text:span text:style-name="T9"> </text:span><text:span text:style-name="T8">OpenglWidget</text:span><text:span text:style-name="T9"> </text:span>:<text:span text:style-name="T9"> </text:span><text:span text:style-name="T10">public</text:span><text:span text:style-name="T9"> </text:span><text:span text:style-name="T7">QOpenGLWidget</text:span></text:p>
      <text:p text:style-name="P31">{</text:p>
      <text:p text:style-name="P31"><text:span text:style-name="T9"><text:s text:c="4"/></text:span><text:span text:style-name="T15">Q_OBJECT</text:span></text:p>
      <text:p text:style-name="P31"><text:span text:style-name="T10">public</text:span>:</text:p>
      <text:p text:style-name="P27"><text:span text:style-name="T9"><text:s text:c="4"/></text:span><text:span text:style-name="T6">OpenglWidget</text:span>();</text:p>
      <text:p text:style-name="P31"><text:span text:style-name="T9"><text:s text:c="4"/></text:span><text:span text:style-name="T17">void</text:span><text:span text:style-name="T9"> </text:span><text:span text:style-name="T11">initializeGL</text:span>()<text:span text:style-name="T9"> </text:span><text:span text:style-name="T10">override</text:span>;</text:p>
      <text:p text:style-name="P27"><text:span text:style-name="T9"><text:s text:c="4"/></text:span><text:span text:style-name="T17">void</text:span><text:span text:style-name="T9"> </text:span><text:span text:style-name="T11">paintGL</text:span>()<text:span text:style-name="T9"> </text:span><text:span text:style-name="T10">override</text:span>;</text:p>
      <text:p text:style-name="P31"><text:span text:style-name="T10">public</text:span><text:span text:style-name="T9"> </text:span><text:span text:style-name="T15">slots</text:span>:</text:p>
      <text:p text:style-name="P31"><text:span text:style-name="T9"><text:s text:c="4"/></text:span><text:span text:style-name="T17">void</text:span><text:span text:style-name="T9"> </text:span><text:span text:style-name="T6">set_painter</text:span>(<text:span text:style-name="T17">int</text:span><text:span text:style-name="T9"> </text:span><text:span text:style-name="T18">func</text:span>,</text:p>
      <text:p text:style-name="P31"><text:span text:style-name="T9"><text:s text:c="21"/></text:span><text:span text:style-name="T17">double</text:span><text:span text:style-name="T9"> </text:span><text:span text:style-name="T18">step</text:span>,</text:p>
      <text:p text:style-name="P31"><text:span text:style-name="T9"><text:s text:c="21"/></text:span><text:span text:style-name="T17">int</text:span><text:span text:style-name="T9"> </text:span><text:span text:style-name="T18">interval_left_x</text:span>,</text:p>
      <text:p text:style-name="P31"><text:span text:style-name="T9"><text:s text:c="21"/></text:span><text:span text:style-name="T17">int</text:span><text:span text:style-name="T9"> </text:span><text:span text:style-name="T18">interval_right_x</text:span>,</text:p>
      <text:p text:style-name="P31"><text:span text:style-name="T9"><text:s text:c="21"/></text:span><text:span text:style-name="T17">int</text:span><text:span text:style-name="T9"> </text:span><text:span text:style-name="T18">interval_up_y</text:span>,</text:p>
      <text:p text:style-name="P27"><text:span text:style-name="T9"><text:s text:c="21"/></text:span><text:span text:style-name="T17">int</text:span><text:span text:style-name="T9"> </text:span><text:span text:style-name="T18">interval_down_y</text:span>);</text:p>
      <text:p text:style-name="P31"><text:span text:style-name="T10">private</text:span>:</text:p>
      <text:p text:style-name="P31"><text:span text:style-name="T9"><text:s text:c="4"/></text:span><text:span text:style-name="T17">double</text:span><text:span text:style-name="T9"> </text:span>cur_step;</text:p>
      <text:p text:style-name="P31"><text:span text:style-name="T9"><text:s text:c="4"/></text:span><text:span text:style-name="T17">int</text:span><text:span text:style-name="T9"> </text:span>status;</text:p>
      <text:p text:style-name="P31"><text:span text:style-name="T9"><text:s text:c="4"/></text:span><text:span text:style-name="T17">int</text:span><text:span text:style-name="T9"> </text:span>interval_left_x;</text:p>
      <text:p text:style-name="P31"><text:span text:style-name="T9"><text:s text:c="4"/></text:span><text:span text:style-name="T17">int</text:span><text:span text:style-name="T9"> </text:span>interval_right_x;</text:p>
      <text:p text:style-name="P31"><text:span text:style-name="T9"><text:s text:c="4"/></text:span><text:span text:style-name="T17">int</text:span><text:span text:style-name="T9"> </text:span>interval_up_y;</text:p>
      <text:p text:style-name="P27"><text:span text:style-name="T9"><text:s text:c="4"/></text:span><text:span text:style-name="T17">int</text:span><text:span text:style-name="T9"> </text:span>interval_down_y;</text:p>
      <text:p text:style-name="P31"><text:span text:style-name="T9"><text:s text:c="4"/></text:span><text:span text:style-name="T17">void</text:span><text:span text:style-name="T9"> </text:span><text:span text:style-name="T6">sin_x</text:span>();</text:p>
      <text:p text:style-name="P31"><text:span text:style-name="T9"><text:s text:c="4"/></text:span><text:span text:style-name="T17">void</text:span><text:span text:style-name="T9"> </text:span><text:span text:style-name="T6">cos_x</text:span>();</text:p>
      <text:p text:style-name="P31"><text:span text:style-name="T9"><text:s text:c="4"/></text:span><text:span text:style-name="T17">void</text:span><text:span text:style-name="T9"> </text:span><text:span text:style-name="T6">tan_x</text:span>();</text:p>
      <text:p text:style-name="P31"><text:span text:style-name="T9"><text:s text:c="4"/></text:span><text:span text:style-name="T17">void</text:span><text:span text:style-name="T9"> </text:span><text:span text:style-name="T6">ln_x</text:span>();</text:p>
      <text:p text:style-name="P27"><text:span text:style-name="T9"><text:s text:c="4"/></text:span><text:span text:style-name="T17">void</text:span><text:span text:style-name="T9"> </text:span><text:span text:style-name="T6">x_negative_1</text:span>();</text:p>
      <text:p text:style-name="P31"><text:span text:style-name="T9"><text:s text:c="4"/></text:span><text:span text:style-name="T17">void</text:span><text:span text:style-name="T9"> </text:span><text:span text:style-name="T6">draw_grid</text:span>();</text:p>
      <text:p text:style-name="P27">};</text:p>
      <text:p text:style-name="P27">#<text:span text:style-name="T15">endif</text:span><text:span text:style-name="T9"> </text:span><text:span text:style-name="T12">//</text:span><text:span text:style-name="T9"> </text:span><text:span text:style-name="T12">OPENGLWIDGET_H</text:span></text:p>
      <text:h text:style-name="P17" text:outline-level="2"/>
      <text:h text:style-name="P17" text:outline-level="2"/>
      <text:h text:style-name="P17" text:outline-level="2"/>
      <text:h text:style-name="P16" text:outline-level="2"><text:soft-page-break/>6. openglwindget.cpp</text:h>
      <text:h text:style-name="P32" text:outline-level="2">#<text:span text:style-name="T15">include</text:span><text:span text:style-name="T9"> </text:span><text:span text:style-name="T16">"openglwidget.h"</text:span></text:h>
      <text:p text:style-name="P31"><text:span text:style-name="T7">OpenglWidget</text:span>::<text:span text:style-name="T6">OpenglWidget</text:span>()<text:span text:style-name="T9"> </text:span>{</text:p>
      <text:p text:style-name="P31"><text:span text:style-name="T9"><text:s text:c="4"/></text:span>cur_step<text:span text:style-name="T9"> </text:span><text:span text:style-name="T18">=</text:span><text:span text:style-name="T9"> </text:span><text:span text:style-name="T19">0.01</text:span>;</text:p>
      <text:p text:style-name="P31"><text:span text:style-name="T9"><text:s text:c="4"/></text:span>status<text:span text:style-name="T9"> </text:span><text:span text:style-name="T18">=</text:span><text:span text:style-name="T9"> </text:span><text:span text:style-name="T19">0</text:span>;</text:p>
      <text:p text:style-name="P31"><text:span text:style-name="T9"><text:s text:c="4"/></text:span>interval_left_x<text:span text:style-name="T9"> </text:span><text:span text:style-name="T18">=</text:span><text:span text:style-name="T9"> </text:span><text:span text:style-name="T18">-</text:span><text:span text:style-name="T19">2</text:span>;</text:p>
      <text:p text:style-name="P31"><text:span text:style-name="T9"><text:s text:c="4"/></text:span>interval_right_x<text:span text:style-name="T9"> </text:span><text:span text:style-name="T18">=</text:span><text:span text:style-name="T9"> </text:span><text:span text:style-name="T19">2</text:span>;</text:p>
      <text:p text:style-name="P31"><text:span text:style-name="T9"><text:s text:c="4"/></text:span>interval_down_y<text:span text:style-name="T9"> </text:span><text:span text:style-name="T18">=</text:span><text:span text:style-name="T9"> </text:span><text:span text:style-name="T18">-</text:span><text:span text:style-name="T19">2</text:span>;</text:p>
      <text:p text:style-name="P31"><text:span text:style-name="T9"><text:s text:c="4"/></text:span>interval_up_y<text:span text:style-name="T9"> </text:span><text:span text:style-name="T18">=</text:span><text:span text:style-name="T9"> </text:span><text:span text:style-name="T19">2</text:span>;</text:p>
      <text:p text:style-name="P27">}</text:p>
      <text:p text:style-name="P31"><text:span text:style-name="T17">void</text:span><text:span text:style-name="T9"> </text:span><text:span text:style-name="T7">OpenglWidget</text:span>::<text:span text:style-name="T11">initializeGL</text:span>()<text:span text:style-name="T9"> </text:span>{</text:p>
      <text:p text:style-name="P31"><text:span text:style-name="T9"><text:s text:c="4"/></text:span>glClearColor(<text:span text:style-name="T19">1</text:span>,<text:span text:style-name="T9"> </text:span><text:span text:style-name="T19">1</text:span>,<text:span text:style-name="T9"> </text:span><text:span text:style-name="T19">1</text:span>,<text:span text:style-name="T9"> </text:span><text:span text:style-name="T19">1</text:span>);</text:p>
      <text:p text:style-name="P31"><text:span text:style-name="T9"><text:s text:c="4"/></text:span>glMatrixMode(<text:span text:style-name="T15">GL_PROJECTION</text:span>);</text:p>
      <text:p text:style-name="P31"><text:span text:style-name="T9"><text:s text:c="4"/></text:span>glLoadIdentity();</text:p>
      <text:p text:style-name="P31"><text:span text:style-name="T9"><text:s text:c="4"/></text:span>gluOrtho2D(interval_left_x,<text:span text:style-name="T9"> </text:span>interval_right_x,<text:span text:style-name="T9"> </text:span>interval_down_y,<text:span text:style-name="T9"> </text:span>interval_up_y);</text:p>
      <text:p text:style-name="P31"><text:span text:style-name="T9"><text:s text:c="4"/></text:span>glEnable(<text:span text:style-name="T15">GL_SMOOTH</text:span>);</text:p>
      <text:p text:style-name="P27">}</text:p>
      <text:p text:style-name="P31"><text:span text:style-name="T17">void</text:span><text:span text:style-name="T9"> </text:span><text:span text:style-name="T7">OpenglWidget</text:span>::<text:span text:style-name="T11">paintGL</text:span>()<text:span text:style-name="T9"> </text:span>{</text:p>
      <text:p text:style-name="P31"><text:span text:style-name="T9"><text:s text:c="4"/></text:span><text:span text:style-name="T10">switch</text:span><text:span text:style-name="T9"> </text:span>(status)<text:span text:style-name="T9"> </text:span>{</text:p>
      <text:p text:style-name="P31"><text:span text:style-name="T9"><text:s text:c="4"/></text:span><text:span text:style-name="T10">case</text:span><text:span text:style-name="T9"> </text:span><text:span text:style-name="T19">0</text:span>:</text:p>
      <text:p text:style-name="P31"><text:span text:style-name="T9"><text:s text:c="8"/></text:span>draw_grid();</text:p>
      <text:p text:style-name="P31"><text:span text:style-name="T9"><text:s text:c="4"/></text:span><text:span text:style-name="T10">break</text:span>;</text:p>
      <text:p text:style-name="P31"><text:span text:style-name="T9"><text:s text:c="4"/></text:span><text:span text:style-name="T10">case</text:span><text:span text:style-name="T9"> </text:span><text:span text:style-name="T19">1</text:span>:</text:p>
      <text:p text:style-name="P31"><text:span text:style-name="T9"><text:s text:c="8"/></text:span>sin_x();</text:p>
      <text:p text:style-name="P31"><text:span text:style-name="T9"><text:s text:c="4"/></text:span><text:span text:style-name="T10">break</text:span>;</text:p>
      <text:p text:style-name="P31"><text:span text:style-name="T9"><text:s text:c="4"/></text:span><text:span text:style-name="T10">case</text:span><text:span text:style-name="T9"> </text:span><text:span text:style-name="T19">2</text:span>:</text:p>
      <text:p text:style-name="P31"><text:span text:style-name="T9"><text:s text:c="8"/></text:span>cos_x();</text:p>
      <text:p text:style-name="P31"><text:span text:style-name="T9"><text:s text:c="4"/></text:span><text:span text:style-name="T10">break</text:span>;</text:p>
      <text:p text:style-name="P31"><text:span text:style-name="T9"><text:s text:c="4"/></text:span><text:span text:style-name="T10">case</text:span><text:span text:style-name="T9"> </text:span><text:span text:style-name="T19">3</text:span>:</text:p>
      <text:p text:style-name="P31"><text:span text:style-name="T9"><text:s text:c="8"/></text:span>tan_x();</text:p>
      <text:p text:style-name="P31"><text:span text:style-name="T9"><text:s text:c="4"/></text:span><text:span text:style-name="T10">break</text:span>;</text:p>
      <text:p text:style-name="P31"><text:span text:style-name="T9"><text:s text:c="4"/></text:span><text:span text:style-name="T10">case</text:span><text:span text:style-name="T9"> </text:span><text:span text:style-name="T19">4</text:span>:</text:p>
      <text:p text:style-name="P31"><text:span text:style-name="T9"><text:s text:c="8"/></text:span>ln_x();</text:p>
      <text:p text:style-name="P31"><text:span text:style-name="T9"><text:s text:c="4"/></text:span><text:span text:style-name="T10">break</text:span>;</text:p>
      <text:p text:style-name="P31"><text:span text:style-name="T9"><text:s text:c="4"/></text:span><text:span text:style-name="T10">case</text:span><text:span text:style-name="T9"> </text:span><text:span text:style-name="T19">5</text:span>:</text:p>
      <text:p text:style-name="P31"><text:span text:style-name="T9"><text:s text:c="8"/></text:span>x_negative_1();</text:p>
      <text:p text:style-name="P31"><text:span text:style-name="T9"><text:s text:c="4"/></text:span><text:span text:style-name="T10">break</text:span>;</text:p>
      <text:p text:style-name="P31"><text:span text:style-name="T9"><text:s text:c="4"/></text:span>}</text:p>
      <text:p text:style-name="P27">}</text:p>
      <text:p text:style-name="P31"><text:span text:style-name="T17">void</text:span><text:span text:style-name="T9"> </text:span><text:span text:style-name="T7">OpenglWidget</text:span>::<text:span text:style-name="T6">draw_grid</text:span>()<text:span text:style-name="T9"> </text:span>{</text:p>
      <text:p text:style-name="P31"><text:span text:style-name="T9"><text:s text:c="4"/></text:span>glClearColor(<text:span text:style-name="T19">1</text:span>,<text:span text:style-name="T9"> </text:span><text:span text:style-name="T19">1</text:span>,<text:span text:style-name="T9"> </text:span><text:span text:style-name="T19">1</text:span>,<text:span text:style-name="T9"> </text:span><text:span text:style-name="T19">1</text:span>);</text:p>
      <text:p text:style-name="P31"><text:span text:style-name="T9"><text:s text:c="4"/></text:span>glClear(<text:span text:style-name="T15">GL_COLOR_BUFFER_BIT</text:span><text:span text:style-name="T9"> </text:span><text:span text:style-name="T18">|</text:span><text:span text:style-name="T9"> </text:span><text:span text:style-name="T15">GL_DEPTH_BUFFER_BIT</text:span>);</text:p>
      <text:p text:style-name="P31"><text:span text:style-name="T9"><text:s text:c="4"/></text:span>glMatrixMode(<text:span text:style-name="T15">GL_PROJECTION</text:span>);</text:p>
      <text:p text:style-name="P31"><text:span text:style-name="T9"><text:s text:c="4"/></text:span>glLoadIdentity();</text:p>
      <text:p text:style-name="P31"><text:soft-page-break/><text:span text:style-name="T9"><text:s text:c="4"/></text:span>gluOrtho2D(interval_left_x,<text:span text:style-name="T9"> </text:span>interval_right_x,<text:span text:style-name="T9"> </text:span>interval_down_y,<text:span text:style-name="T9"> </text:span>interval_up_y);</text:p>
      <text:p text:style-name="P31"><text:span text:style-name="T9"><text:s text:c="4"/></text:span>glLineWidth(<text:span text:style-name="T19">2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0</text:span>,<text:span text:style-name="T9"> </text:span><text:span text:style-name="T19">0</text:span>);</text:p>
      <text:p text:style-name="P31"><text:span text:style-name="T9"><text:s text:c="8"/></text:span>glVertex2d(interval_left_x,<text:span text:style-name="T9"> </text:span><text:span text:style-name="T19">0</text:span>);</text:p>
      <text:p text:style-name="P31"><text:span text:style-name="T9"><text:s text:c="8"/></text:span>glVertex2d(interval_right_x,<text:span text:style-name="T9"> </text:span><text:span text:style-name="T19">0</text:span>);</text:p>
      <text:p text:style-name="P31"><text:span text:style-name="T9"><text:s text:c="8"/></text:span>glVertex2d(<text:span text:style-name="T19">0</text:span>,<text:span text:style-name="T9"> </text:span>interval_down_y);</text:p>
      <text:p text:style-name="P31"><text:span text:style-name="T9"><text:s text:c="8"/></text:span>glVertex2d(<text:span text:style-name="T19">0</text:span>,<text:span text:style-name="T9"> </text:span>interval_up_y);</text:p>
      <text:p text:style-name="P31"><text:span text:style-name="T9"><text:s text:c="4"/></text:span>glEnd();</text:p>
      <text:p text:style-name="P31"><text:span text:style-name="T9"><text:s text:c="4"/></text:span>glPointSize(<text:span text:style-name="T19">4</text:span>);</text:p>
      <text:p text:style-name="P31"><text:span text:style-name="T9"><text:s text:c="4"/></text:span>glBegin(<text:span text:style-name="T15">GL_POINTS</text:span>);</text:p>
      <text:p text:style-name="P31"><text:span text:style-name="T9"><text:s text:c="8"/></text:span>glVertex2d(<text:span text:style-name="T19">1</text:span>,<text:span text:style-name="T9"> </text:span><text:span text:style-name="T19">0</text:span>);</text:p>
      <text:p text:style-name="P31"><text:span text:style-name="T9"><text:s text:c="8"/></text:span>glVertex2d(<text:span text:style-name="T19">0</text:span>,<text:span text:style-name="T9"> </text:span><text:span text:style-name="T19">1</text:span>);</text:p>
      <text:p text:style-name="P31"><text:span text:style-name="T9"><text:s text:c="4"/></text:span>glEnd();</text:p>
      <text:p text:style-name="P27">}</text:p>
      <text:p text:style-name="P31"><text:span text:style-name="T17">void</text:span><text:span text:style-name="T9"> </text:span><text:span text:style-name="T7">OpenglWidget</text:span>::<text:span text:style-name="T6">set_painter</text:span>(<text:span text:style-name="T17">int</text:span><text:span text:style-name="T9"> </text:span><text:span text:style-name="T18">func</text:span>,</text:p>
      <text:p text:style-name="P31"><text:span text:style-name="T9"><text:s text:c="31"/></text:span><text:span text:style-name="T17">double</text:span><text:span text:style-name="T9"> </text:span><text:span text:style-name="T18">step</text:span>,</text:p>
      <text:p text:style-name="P31"><text:span text:style-name="T9"><text:s text:c="31"/></text:span><text:span text:style-name="T17">int</text:span><text:span text:style-name="T9"> </text:span><text:span text:style-name="T18">interval_left_x</text:span>,</text:p>
      <text:p text:style-name="P31"><text:span text:style-name="T9"><text:s text:c="31"/></text:span><text:span text:style-name="T17">int</text:span><text:span text:style-name="T9"> </text:span><text:span text:style-name="T18">interval_right_x</text:span>,</text:p>
      <text:p text:style-name="P31"><text:span text:style-name="T9"><text:s text:c="31"/></text:span><text:span text:style-name="T17">int</text:span><text:span text:style-name="T9"> </text:span><text:span text:style-name="T18">interval_up_y</text:span>,</text:p>
      <text:p text:style-name="P31"><text:span text:style-name="T9"><text:s text:c="31"/></text:span><text:span text:style-name="T17">int</text:span><text:span text:style-name="T9"> </text:span><text:span text:style-name="T18">interval_down_y</text:span>)<text:span text:style-name="T9"> </text:span>{</text:p>
      <text:p text:style-name="P31"><text:span text:style-name="T9"><text:s text:c="4"/></text:span><text:span text:style-name="T10">this</text:span>-&gt;interval_left_x<text:span text:style-name="T9"> <text:s/></text:span><text:span text:style-name="T18">=</text:span><text:span text:style-name="T9"> </text:span><text:span text:style-name="T18">interval_left_x</text:span>;</text:p>
      <text:p text:style-name="P31"><text:span text:style-name="T9"><text:s text:c="4"/></text:span><text:span text:style-name="T10">this</text:span>-&gt;interval_right_x<text:span text:style-name="T9"> </text:span><text:span text:style-name="T18">=</text:span><text:span text:style-name="T9"> </text:span><text:span text:style-name="T18">interval_right_x</text:span>;</text:p>
      <text:p text:style-name="P31"><text:span text:style-name="T9"><text:s text:c="4"/></text:span><text:span text:style-name="T10">this</text:span>-&gt;interval_down_y<text:span text:style-name="T9"> <text:s/></text:span><text:span text:style-name="T18">=</text:span><text:span text:style-name="T9"> </text:span><text:span text:style-name="T18">interval_down_y</text:span>;</text:p>
      <text:p text:style-name="P31"><text:span text:style-name="T9"><text:s text:c="4"/></text:span><text:span text:style-name="T10">this</text:span>-&gt;interval_up_y<text:span text:style-name="T9"> <text:s text:c="3"/></text:span><text:span text:style-name="T18">=</text:span><text:span text:style-name="T9"> </text:span><text:span text:style-name="T18">interval_up_y</text:span>;</text:p>
      <text:p text:style-name="P31"><text:span text:style-name="T9"><text:s text:c="4"/></text:span>status<text:span text:style-name="T9"> </text:span><text:span text:style-name="T18">=</text:span><text:span text:style-name="T9"> </text:span><text:span text:style-name="T18">func</text:span>;</text:p>
      <text:p text:style-name="P31"><text:span text:style-name="T9"><text:s text:c="4"/></text:span>cur_step<text:span text:style-name="T9"> </text:span><text:span text:style-name="T18">=</text:span><text:span text:style-name="T9"> </text:span><text:span text:style-name="T18">step</text:span>;</text:p>
      <text:p text:style-name="P31"><text:span text:style-name="T9"><text:s text:c="4"/></text:span>update();</text:p>
      <text:p text:style-name="P27">}</text:p>
      <text:p text:style-name="P31"><text:span text:style-name="T17">void</text:span><text:span text:style-name="T9"> </text:span><text:span text:style-name="T7">OpenglWidget</text:span>::<text:span text:style-name="T6">sin_x</text:span>()<text:span text:style-name="T9"> </text:span>{</text:p>
      <text:p text:style-name="P31"><text:span text:style-name="T9"><text:s text:c="4"/></text:span>draw_grid();</text:p>
      <text:p text:style-name="P31"><text:span text:style-name="T9"><text:s text:c="4"/></text:span>glLineWidth(<text:span text:style-name="T19">2.5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1</text:span>,<text:span text:style-name="T9"> </text:span><text:span text:style-name="T19">0</text:span>);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lt;</text:span><text:span text:style-name="T9"> </text:span>interval_right_x;<text:span text:style-name="T9"> </text:span><text:span text:style-name="T18">x</text:span><text:span text:style-name="T9"> </text:span><text:span text:style-name="T18">+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Si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+</text:span><text:span text:style-name="T9"> </text:span>cur_step,<text:span text:style-name="T9"> </text:span>qSin(<text:span text:style-name="T18">x</text:span><text:span text:style-name="T9"> </text:span><text:span text:style-name="T18">+</text:span><text:span text:style-name="T9"> </text:span>cur_step));</text:p>
      <text:p text:style-name="P31"><text:span text:style-name="T9"><text:s text:c="8"/></text:span>}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gt;</text:span><text:span text:style-name="T9"> </text:span>interval_left_x;<text:span text:style-name="T9"> </text:span><text:span text:style-name="T18">x</text:span><text:span text:style-name="T9"> </text:span><text:span text:style-name="T18">-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Si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-</text:span><text:span text:style-name="T9"> </text:span>cur_step,<text:span text:style-name="T9"> </text:span>qSin(<text:span text:style-name="T18">x</text:span><text:span text:style-name="T9"> </text:span><text:span text:style-name="T18">-</text:span><text:span text:style-name="T9"> </text:span>cur_step));</text:p>
      <text:p text:style-name="P31"><text:span text:style-name="T9"><text:s text:c="8"/></text:span>}</text:p>
      <text:p text:style-name="P31"><text:span text:style-name="T9"><text:s text:c="4"/></text:span>glEnd();</text:p>
      <text:p text:style-name="P31"><text:span text:style-name="T9"><text:s text:c="4"/></text:span>update();</text:p>
      <text:p text:style-name="P27">}</text:p>
      <text:p text:style-name="P31"><text:soft-page-break/><text:span text:style-name="T17">void</text:span><text:span text:style-name="T9"> </text:span><text:span text:style-name="T7">OpenglWidget</text:span>::<text:span text:style-name="T6">cos_x</text:span>()<text:span text:style-name="T9"> </text:span>{</text:p>
      <text:p text:style-name="P31"><text:span text:style-name="T9"><text:s text:c="4"/></text:span>draw_grid();</text:p>
      <text:p text:style-name="P31"><text:span text:style-name="T9"><text:s text:c="4"/></text:span>glLineWidth(<text:span text:style-name="T19">2.5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1</text:span>,<text:span text:style-name="T9"> </text:span><text:span text:style-name="T19">0</text:span>);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lt;</text:span><text:span text:style-name="T9"> </text:span>interval_right_x;<text:span text:style-name="T9"> </text:span><text:span text:style-name="T18">x</text:span><text:span text:style-name="T9"> </text:span><text:span text:style-name="T18">+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Cos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+</text:span><text:span text:style-name="T9"> </text:span>cur_step,<text:span text:style-name="T9"> </text:span>qCos(<text:span text:style-name="T18">x</text:span><text:span text:style-name="T9"> </text:span><text:span text:style-name="T18">+</text:span><text:span text:style-name="T9"> </text:span>cur_step));</text:p>
      <text:p text:style-name="P31"><text:span text:style-name="T9"><text:s text:c="8"/></text:span>}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gt;</text:span><text:span text:style-name="T9"> </text:span>interval_left_x;<text:span text:style-name="T9"> </text:span><text:span text:style-name="T18">x</text:span><text:span text:style-name="T9"> </text:span><text:span text:style-name="T18">-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Cos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-</text:span><text:span text:style-name="T9"> </text:span>cur_step,<text:span text:style-name="T9"> </text:span>qCos(<text:span text:style-name="T18">x</text:span><text:span text:style-name="T9"> </text:span><text:span text:style-name="T18">-</text:span><text:span text:style-name="T9"> </text:span>cur_step));</text:p>
      <text:p text:style-name="P31"><text:span text:style-name="T9"><text:s text:c="8"/></text:span>}</text:p>
      <text:p text:style-name="P31"><text:span text:style-name="T9"><text:s text:c="4"/></text:span>glEnd();</text:p>
      <text:p text:style-name="P31"><text:span text:style-name="T9"><text:s text:c="4"/></text:span>update();</text:p>
      <text:p text:style-name="P27">}</text:p>
      <text:p text:style-name="P31"><text:span text:style-name="T17">void</text:span><text:span text:style-name="T9"> </text:span><text:span text:style-name="T7">OpenglWidget</text:span>::<text:span text:style-name="T6">tan_x</text:span>()<text:span text:style-name="T9"> </text:span>{</text:p>
      <text:p text:style-name="P31"><text:span text:style-name="T9"><text:s text:c="4"/></text:span>draw_grid();</text:p>
      <text:p text:style-name="P31"><text:span text:style-name="T9"><text:s text:c="4"/></text:span>glLineWidth(<text:span text:style-name="T19">2.5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1</text:span>,<text:span text:style-name="T9"> </text:span><text:span text:style-name="T19">0</text:span>);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lt;</text:span><text:span text:style-name="T9"> </text:span>interval_right_x;<text:span text:style-name="T9"> </text:span><text:span text:style-name="T18">x</text:span><text:span text:style-name="T9"> </text:span><text:span text:style-name="T18">+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Ta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+</text:span><text:span text:style-name="T9"> </text:span>cur_step,<text:span text:style-name="T9"> </text:span>qTan(<text:span text:style-name="T18">x</text:span><text:span text:style-name="T9"> </text:span><text:span text:style-name="T18">+</text:span><text:span text:style-name="T9"> </text:span>cur_step));</text:p>
      <text:p text:style-name="P31"><text:span text:style-name="T9"><text:s text:c="8"/></text:span>}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gt;</text:span><text:span text:style-name="T9"> </text:span>interval_left_x;<text:span text:style-name="T9"> </text:span><text:span text:style-name="T18">x</text:span><text:span text:style-name="T9"> </text:span><text:span text:style-name="T18">-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Ta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-</text:span><text:span text:style-name="T9"> </text:span>cur_step,<text:span text:style-name="T9"> </text:span>qTan(<text:span text:style-name="T18">x</text:span><text:span text:style-name="T9"> </text:span><text:span text:style-name="T18">-</text:span><text:span text:style-name="T9"> </text:span>cur_step));</text:p>
      <text:p text:style-name="P31"><text:span text:style-name="T9"><text:s text:c="8"/></text:span>}</text:p>
      <text:p text:style-name="P31"><text:span text:style-name="T9"><text:s text:c="4"/></text:span>glEnd();</text:p>
      <text:p text:style-name="P31"><text:span text:style-name="T9"><text:s text:c="4"/></text:span>update();</text:p>
      <text:p text:style-name="P27">}</text:p>
      <text:p text:style-name="P31"><text:span text:style-name="T17">void</text:span><text:span text:style-name="T9"> </text:span><text:span text:style-name="T7">OpenglWidget</text:span>::<text:span text:style-name="T6">ln_x</text:span>()<text:span text:style-name="T9"> </text:span>{</text:p>
      <text:p text:style-name="P31"><text:span text:style-name="T9"><text:s text:c="4"/></text:span>draw_grid();</text:p>
      <text:p text:style-name="P31"><text:span text:style-name="T9"><text:s text:c="4"/></text:span>glLineWidth(<text:span text:style-name="T19">2.5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1</text:span>,<text:span text:style-name="T9"> </text:span><text:span text:style-name="T19">0</text:span>);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lt;</text:span><text:span text:style-name="T9"> </text:span>interval_right_x;<text:span text:style-name="T9"> </text:span><text:span text:style-name="T18">x</text:span><text:span text:style-name="T9"> </text:span><text:span text:style-name="T18">+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L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+</text:span><text:span text:style-name="T9"> </text:span>cur_step,<text:span text:style-name="T9"> </text:span>qLn(<text:span text:style-name="T18">x</text:span><text:span text:style-name="T9"> </text:span><text:span text:style-name="T18">+</text:span><text:span text:style-name="T9"> </text:span>cur_step));</text:p>
      <text:p text:style-name="P31"><text:span text:style-name="T9"><text:s text:c="8"/></text:span>}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9">0</text:span>;<text:span text:style-name="T9"> </text:span><text:span text:style-name="T18">x</text:span><text:span text:style-name="T9"> </text:span><text:span text:style-name="T18">&gt;</text:span><text:span text:style-name="T9"> </text:span>interval_left_x;<text:span text:style-name="T9"> </text:span><text:span text:style-name="T18">x</text:span><text:span text:style-name="T9"> </text:span><text:span text:style-name="T18">-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qLn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-</text:span><text:span text:style-name="T9"> </text:span>cur_step,<text:span text:style-name="T9"> </text:span>qLn(<text:span text:style-name="T18">x</text:span><text:span text:style-name="T9"> </text:span><text:span text:style-name="T18">-</text:span><text:span text:style-name="T9"> </text:span>cur_step));</text:p>
      <text:p text:style-name="P31"><text:soft-page-break/><text:span text:style-name="T9"><text:s text:c="8"/></text:span>}</text:p>
      <text:p text:style-name="P31"><text:span text:style-name="T9"><text:s text:c="4"/></text:span>glEnd();</text:p>
      <text:p text:style-name="P31"><text:span text:style-name="T9"><text:s text:c="4"/></text:span>update();</text:p>
      <text:p text:style-name="P27">}</text:p>
      <text:p text:style-name="P31"><text:span text:style-name="T17">void</text:span><text:span text:style-name="T9"> </text:span><text:span text:style-name="T7">OpenglWidget</text:span>::<text:span text:style-name="T6">x_negative_1</text:span>()<text:span text:style-name="T9"> </text:span>{</text:p>
      <text:p text:style-name="P31"><text:span text:style-name="T9"><text:s text:c="4"/></text:span>draw_grid();</text:p>
      <text:p text:style-name="P31"><text:span text:style-name="T9"><text:s text:c="4"/></text:span>glLineWidth(<text:span text:style-name="T19">2.5</text:span>);</text:p>
      <text:p text:style-name="P31"><text:span text:style-name="T9"><text:s text:c="4"/></text:span>glBegin(<text:span text:style-name="T15">GL_LINES</text:span>);</text:p>
      <text:p text:style-name="P31"><text:span text:style-name="T9"><text:s text:c="8"/></text:span>glColor3d(<text:span text:style-name="T19">0</text:span>,<text:span text:style-name="T9"> </text:span><text:span text:style-name="T19">1</text:span>,<text:span text:style-name="T9"> </text:span><text:span text:style-name="T19">0</text:span>);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cur_step;<text:span text:style-name="T9"> </text:span><text:span text:style-name="T18">x</text:span><text:span text:style-name="T9"> </text:span><text:span text:style-name="T18">&lt;</text:span><text:span text:style-name="T9"> </text:span>interval_right_x;<text:span text:style-name="T9"> </text:span><text:span text:style-name="T18">x</text:span><text:span text:style-name="T9"> </text:span><text:span text:style-name="T18">+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<text:span text:style-name="T19">1</text:span><text:span text:style-name="T9"> </text:span><text:span text:style-name="T18">/</text:span><text:span text:style-name="T9"> </text:span>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+</text:span><text:span text:style-name="T9"> </text:span>cur_step,<text:span text:style-name="T9"> </text:span><text:span text:style-name="T19">1</text:span><text:span text:style-name="T9"> </text:span><text:span text:style-name="T18">/</text:span><text:span text:style-name="T9"> </text:span>(<text:span text:style-name="T18">x</text:span><text:span text:style-name="T9"> </text:span><text:span text:style-name="T18">+</text:span><text:span text:style-name="T9"> </text:span>cur_step));</text:p>
      <text:p text:style-name="P31"><text:span text:style-name="T9"><text:s text:c="8"/></text:span>}</text:p>
      <text:p text:style-name="P31"><text:span text:style-name="T9"><text:s text:c="8"/></text:span><text:span text:style-name="T10">for</text:span><text:span text:style-name="T9"> </text:span>(<text:span text:style-name="T17">double</text:span><text:span text:style-name="T9"> </text:span><text:span text:style-name="T18">x</text:span><text:span text:style-name="T9"> </text:span>=<text:span text:style-name="T9"> </text:span><text:span text:style-name="T18">-</text:span>cur_step;<text:span text:style-name="T9"> </text:span><text:span text:style-name="T18">x</text:span><text:span text:style-name="T9"> </text:span><text:span text:style-name="T18">&gt;</text:span><text:span text:style-name="T9"> </text:span>interval_left_x;<text:span text:style-name="T9"> </text:span><text:span text:style-name="T18">x</text:span><text:span text:style-name="T9"> </text:span><text:span text:style-name="T18">-=</text:span><text:span text:style-name="T9"> </text:span>cur_step)<text:span text:style-name="T9"> </text:span>{</text:p>
      <text:p text:style-name="P31"><text:span text:style-name="T9"><text:s text:c="12"/></text:span>glVertex2d(<text:span text:style-name="T18">x</text:span>,<text:span text:style-name="T9"> </text:span><text:span text:style-name="T19">1</text:span><text:span text:style-name="T9"> </text:span><text:span text:style-name="T18">/</text:span><text:span text:style-name="T9"> </text:span>(<text:span text:style-name="T18">x</text:span>));</text:p>
      <text:p text:style-name="P31"><text:span text:style-name="T9"><text:s text:c="12"/></text:span>glVertex2d(<text:span text:style-name="T18">x</text:span><text:span text:style-name="T9"> </text:span><text:span text:style-name="T18">-</text:span><text:span text:style-name="T9"> </text:span>cur_step,<text:span text:style-name="T9"> </text:span><text:span text:style-name="T19">1</text:span><text:span text:style-name="T9"> </text:span><text:span text:style-name="T18">/</text:span><text:span text:style-name="T9"> </text:span>(<text:span text:style-name="T18">x</text:span><text:span text:style-name="T9"> </text:span><text:span text:style-name="T18">-</text:span><text:span text:style-name="T9"> </text:span>cur_step));</text:p>
      <text:p text:style-name="P31"><text:span text:style-name="T9"><text:s text:c="8"/></text:span>}</text:p>
      <text:p text:style-name="P31"><text:span text:style-name="T9"><text:s text:c="4"/></text:span>glEnd();</text:p>
      <text:p text:style-name="P31"><text:span text:style-name="T9"><text:s text:c="4"/></text:span>update();</text:p>
      <text:p text:style-name="P27">}</text:p>
      <text:h text:style-name="P17" text:outline-level="2"/>
      <text:h text:style-name="P17" text:outline-level="2"/>
      <text:h text:style-name="P17" text:outline-level="2"/>
      <text:h text:style-name="P25" text:outline-level="2"><text:span text:style-name="T5">Для более подробного ознакомления с исходным кодом ПО перейдите по ссылке на мой git: </text:span><text:a xlink:type="simple" xlink:href="https://github.com/vadim8960/semester-work-1/tree/master/Project" text:style-name="Internet_20_link" text:visited-style-name="Visited_20_Internet_20_Link"><text:span text:style-name="T14">https://github.com/vadim8960/semester-work-1/tree/master/Project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ira Sans" svg:font-family="'Fira Sans', sans-serif"/>
    <style:font-face style:name="Lohit Devanagari1" svg:font-family="'Lohit Devanagari'"/>
    <style:font-face style:name="apple-system" svg:font-family="apple-system, BlinkMacSystemFont, Arial, sans-serif"/>
    <style:font-face style:name="open sans" svg:font-family="'open sans', arial, sans-serif"/>
    <style:font-face style:name="apple-system1" svg:font-family="apple-system, BlinkMacSystemFont, Arial, sans-serif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</meta:initial-creator>
    <meta:editing-cycles>7</meta:editing-cycles>
    <meta:creation-date>2019-05-20T21:27:00</meta:creation-date>
    <dc:date>2019-05-26T04:59:05.120509445</dc:date>
    <meta:editing-duration>PT1H38M20S</meta:editing-duration>
    <meta:generator>LibreOffice/6.2.0.3$Linux_X86_64 LibreOffice_project/98c6a8a1c6c7b144ce3cc729e34964b47ce25d62</meta:generator>
    <meta:print-date>2019-05-26T04:57:03.025078176</meta:print-date>
    <meta:document-statistic meta:table-count="0" meta:image-count="0" meta:object-count="0" meta:page-count="10" meta:paragraph-count="310" meta:word-count="1018" meta:character-count="10166" meta:non-whitespace-character-count="7688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